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902" officeooo:paragraph-rsid="00183902"/>
    </style:style>
    <style:style style:name="P2" style:family="paragraph" style:parent-style-name="Standard">
      <style:text-properties fo:font-variant="normal" fo:text-transform="none" fo:color="#212529" style:font-name="Poppins" fo:font-size="11.25pt" fo:letter-spacing="normal" fo:font-style="normal" fo:font-weight="normal" officeooo:rsid="00183902" officeooo:paragraph-rsid="00183902"/>
    </style:style>
    <style:style style:name="P3" style:family="paragraph" style:parent-style-name="Standard">
      <style:text-properties fo:font-variant="normal" fo:text-transform="none" fo:color="#212529" style:font-name="Poppins" fo:font-size="11.25pt" fo:letter-spacing="normal" fo:font-style="normal" fo:font-weight="normal" officeooo:rsid="0018966d" officeooo:paragraph-rsid="0018966d"/>
    </style:style>
    <style:style style:name="P4" style:family="paragraph" style:parent-style-name="Standard">
      <style:text-properties fo:font-variant="normal" fo:text-transform="none" fo:color="#212529" style:font-name="Poppins" fo:font-size="11.25pt" fo:letter-spacing="normal" fo:font-style="normal" fo:font-weight="normal" officeooo:rsid="001ac529" officeooo:paragraph-rsid="001ac529"/>
    </style:style>
    <style:style style:name="T1" style:family="text">
      <style:text-properties officeooo:rsid="001896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MONIALS</text:p>
      <text:p text:style-name="P1"/>
      <text:p text:style-name="P1">Godwin Dzvapatsva</text:p>
      <text:p text:style-name="P2">Head of Curriculum and Learning</text:p>
      <text:p text:style-name="P2">Naeemah is a humble student who pays particular attention to detail. I highly recommend her for any opportunities within your organisation. Naeemah is among our top students in Python programming at Lifechoices.</text:p>
      <text:p text:style-name="P2"/>
      <text:p text:style-name="P2">Demi-Leigh Jefferies</text:p>
      <text:p text:style-name="P2">Peer</text:p>
      <text:p text:style-name="P2">Naeema<text:span text:style-name="T1">h</text:span> is friendly,caring and considerate of those around her. She is motivated and always does her best to get the job done.</text:p>
      <text:p text:style-name="P2"/>
      <text:p text:style-name="P3">Yamkela Mathontsi</text:p>
      <text:p text:style-name="P3">Peer</text:p>
      <text:p text:style-name="P3">Naeemah is a smart hard-working valuable and determined individual who has alot of potential as a developer. she will she'll surely will meet and exceed the expectations of any business. A real treasure to have around.</text:p>
      <text:p text:style-name="P3"/>
      <text:p text:style-name="P3">Thapelo Tsotetsi</text:p>
      <text:p text:style-name="P3">Lecturer</text:p>
      <text:p text:style-name="P3">Naeemah is an incredible student. Her quick thinking and communication skills are incredible. She always research and find alternative solutions to a given problem which makes her unique and great. She will prosper as a Full-stack developer.</text:p>
      <text:p text:style-name="P3"/>
      <text:p text:style-name="P4">Ikraam Sage</text:p>
      <text:p text:style-name="P4">Peer</text:p>
      <text:p text:style-name="P4">Naeemah is very patient and always perfects her work. she is dedicated to what she is doing and also a kind hearted pers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5:17:25.014906660</meta:creation-date>
    <dc:date>2021-05-13T15:39:39.975562367</dc:date>
    <meta:editing-duration>PT1M2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170" meta:character-count="1063" meta:non-whitespace-character-count="909"/>
  </office:meta>
</office:document-meta>
</file>